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Jamrul" svg:font-family="Jamru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paragraph-properties fo:text-align="center" style:justify-single-word="false"/>
      <style:text-properties officeooo:paragraph-rsid="00175957"/>
    </style:style>
    <style:style style:name="P2" style:family="paragraph" style:parent-style-name="Standard">
      <style:paragraph-properties fo:text-align="center" style:justify-single-word="false"/>
      <style:text-properties style:font-name="Liberation Serif" fo:font-size="20pt" officeooo:rsid="00175957" officeooo:paragraph-rsid="001baf70" style:font-size-asian="20pt" style:font-size-complex="20pt"/>
    </style:style>
    <style:style style:name="P3" style:family="paragraph" style:parent-style-name="Standard">
      <style:paragraph-properties fo:text-align="center" style:justify-single-word="false"/>
      <style:text-properties style:font-name="Liberation Serif" fo:font-size="20pt" officeooo:rsid="0019c676" officeooo:paragraph-rsid="001baf70" style:font-size-asian="20pt" style:font-size-complex="20pt"/>
    </style:style>
    <style:style style:name="P4" style:family="paragraph" style:parent-style-name="Text_20_body">
      <style:text-properties style:font-name="Jamrul" fo:font-size="20pt" style:font-size-asian="20pt" style:font-size-complex="20pt"/>
    </style:style>
    <style:style style:name="T1" style:family="text">
      <style:text-properties officeooo:rsid="0019fd9a"/>
    </style:style>
    <style:style style:name="T2" style:family="text">
      <style:text-properties officeooo:rsid="001baf70"/>
    </style:style>
    <style:style style:name="T3" style:family="text">
      <style:text-properties fo:font-weight="bold" officeooo:rsid="001baf70" style:font-weight-asian="bold" style:font-weight-complex="bold"/>
    </style:style>
    <style:style style:name="T4" style:family="text">
      <style:text-properties fo:font-weight="normal" officeooo:rsid="001baf70" style:font-weight-asian="normal" style:font-weight-complex="normal"/>
    </style:style>
    <style:style style:name="T5" style:family="text">
      <style:text-properties style:font-name="Liberation Serif"/>
    </style:style>
    <style:style style:name="T6" style:family="text">
      <style:text-properties style:font-name="Liberation Serif" fo:font-size="20pt" style:font-size-asian="20pt" style:font-size-complex="20pt"/>
    </style:style>
    <style:style style:name="T7" style:family="text">
      <style:text-properties style:font-name="DejaVu Sans"/>
    </style:style>
    <style:style style:name="T8" style:family="text">
      <style:text-properties style:font-name="Jamru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ext_20_body"><text:span text:style-name="Strong_20_Emphasis"><text:span text:style-name="T6">AI: Friend or Foe?</text:span></text:span></text:p>
      <text:p text:style-name="P4">Alright, this is going to be split into 3 or 4 videos, and we’re going to sum it up in two parts. Some people defend its responsible use; others don’t attack it directly, but basically make it look extremely incompetent.</text:p>
      <text:p text:style-name="P4">I think we should start with my point of view, and that raises the question: how does José see AI? How does he use it? How does he apply it? What does he think about it?</text:p>
      <text:p text:style-name="P4">Well, for me, it's simple: I see it as a help. Honestly, much better than the internet or Google — it works way better. But… is it really worth being scared of? From my point of view, no.</text:p>
      <text:p text:style-name="P4">We could compare humanity to a child, and AI to a firecracker or a firework: if you <text:soft-page-break/>leave the kid alone with it, he gets burned. But if you teach him how to use it, how it works, it can be used for fun, or even for work.</text:p>
      <text:p text:style-name="P4">Now, this opens something very interesting: how can AI be used?<text:line-break/>That’s what the third video talked about. The girl said that AI like ChatGPT (specifically GPT-3) generated about 20 times more carbon emissions than 20 houses in a year (something like that).</text:p>
      <text:p text:style-name="P4">However, the AI she supported (Bloom, I think that was its name) generated 14 times fewer emissions and actually worked better.</text:p>
      <text:p text:style-name="P4">But I’m getting a bit off-topic.</text:p>
      <text:p text:style-name="P4">She said that AI wasn’t good or bad by itself. She said it all depends on who uses it — and she’s right. I’m thinking about <text:soft-page-break/>what the teacher told us: that AI is going to take our jobs because we’re the ones training it to do so.</text:p>
      <text:p text:style-name="P4">And if that’s really true, I can say with 100% certainty that if the part I trained were going to take my job, we’d both get fired. Because I know what mistakes I make, and if it has them too — because I recognize them — I’ll see them.</text:p>
      <text:p text:style-name="P4">Anyway, let’s continue.<text:line-break/>If AI really is “studying” to take our jobs, then what we have to do is study AI. Know how it works, know what mistakes it can make, and that way become indispensable — a key player. That would help us let go of the idea that it’s going to replace us.</text:p>
      <text:p text:style-name="P4">So, regarding this essay, I can say that AI is neither friend nor foe: it’s simply a tool.<text:line-break/><text:soft-page-break/>A knife can have two (or more) functions: it can help in the kitchen, or it can kill a living being.</text:p>
      <text:p text:style-name="P4">It’s crazy to see that everyone can spot the weak spot that could affect us — and they still want to poke it. But anyway, being honest, this kind of opens a window to try using AI in a better way for humanity.</text:p>
      <text:p text:style-name="P4">That’s all for now — thanks for your attention to this “essay.”<text:line-break/>My name is José Esteban Alzate. Nice to meet you.</text:p>
      <text:p text:style-name="P2"/>
      <text:p text:style-name="P2"/>
      <text:p text:style-name="P2"/>
      <text:p text:style-name="P2"/>
      <text:p text:style-name="P2"/>
      <text:p text:style-name="P2"/>
      <text:p text:style-name="P2"/>
      <text:p text:style-name="P2"/>
      <text:p text:style-name="P2"/>
      <text:p text:style-name="P2"/>
      <text:p text:style-name="P2"><text:soft-page-break/>The ia friend or enemy</text:p>
      <text:p text:style-name="P3">bueno esto se va a dividir en 3 o 4 videos y pues vamos a resumirlo en 2 estan defendiendo su utilizacion responsable en los otros no la atacan directamente pero en resumidas cuentas simplemente la vuelven demasiado incompetente creo que debemos empezar por mi punto de vista y eso crea la pregunta: como jose ve la ia como la utiliza como la emplea incluso que piensa sobre ella y pues si nos vamos a eso es simp<text:span text:style-name="T1">le </text:span>la veo como una ayuda <text:span text:style-name="T1">la verdad mucho mejor que internet que google funciona mucho mejor pero realmente vale la pena asustarse por ella no desde mi punto de vista podriamos comparar a la humanidad como con un niño y a la ia como un petardo o como un fuego artificial si lo dejan solo con ella se quema sin embargo si le muestran como utilizarla como se emplea sirve para entretenernos para incluso utilizarla para el trabajo ahora esto abre una cosa muy interesante y es como se puede emplear la ia de esto hablaba el 3 video la chica decia que la ia como chatgpt el gpt3 en especifico gastaba como 20 veces mas emisiones de carbono que 20 casas en un año (mas o menos va por hay la cosa) sin embargo la que ella patrocinaba (bloom) creo que asi se llama hacia 14 veces menos funcionando incluso mejor que ella pero me estoy llendo por las nubes ella decia que la ia no era mala en si ni tampoco buena ella decia que todo depende de quien la utiliza y pues tiene razon estoy tomando como ejemplo por lo que el profesor nos dijo que la ia nos iba a tomar el trabajo porque nosotros la estabamos entrenando para eso y si eso es realmente cierto puedo afirmar 100% que si la parte que yo entrene fuera a tomar mi trabajo nos </text:span><text:soft-page-break/><text:span text:style-name="T1">despiden a los dos porque yo se que he hecho que errores tengo y si ella tambien los tiene porque los reconozco los puedo ver pero bueno sigamos si realmente la ia esta estudiando para </text:span><text:span text:style-name="T2">quitarnos el trabajo lo que sigue es estudiar a la ia saber como funciona saber que errores puede tener para asi volverse indispensable y unico pilar para quitarse la idea que nos va a quitar el trabajo por ende y con respecto a este ensayo puedo decir que no es ni amiga ni enemiga es simplemente una herramienta un cuchillo puede tener 2 o mas funciones desde </text:span><text:span text:style-name="T3">ayudar </text:span><text:span text:style-name="T4">en la cocina hasta </text:span><text:span text:style-name="T3">matar </text:span><text:span text:style-name="T4">a un ser vivo es impresionante darse cuenta que todo el mundo ve el pilar que nos puede joder y mas intenta tocarlo pero bueno siendo sincero esto da la forma o abre una ventana a intentar utilizar la ia de una manera mejor para el ser humano no siendo mas agradezco la atencion puesta en este “ensayo” me llamo jose esteban alzate un gus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Jamrul" svg:font-family="Jamru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10:50:08.733044526</meta:creation-date>
    <dc:date>2025-05-27T13:38:39.648314946</dc:date>
    <meta:editing-duration>PT1H26M9S</meta:editing-duration>
    <meta:editing-cycles>1</meta:editing-cycles>
    <meta:document-statistic meta:table-count="0" meta:image-count="0" meta:object-count="0" meta:page-count="6" meta:paragraph-count="16" meta:word-count="977" meta:character-count="5059" meta:non-whitespace-character-count="4091"/>
    <meta:generator>LibreOffice/7.3.7.2$Linux_X86_64 LibreOffice_project/30$Build-2</meta:generator>
  </office:meta>
</office:document-meta>
</file>